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91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3.724cm"/>
    </style:style>
    <style:style style:name="co6" style:family="table-column">
      <style:table-column-properties fo:break-before="auto" style:column-width="2.5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rmonogram_projektu_zasob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zwa grupy zadań</text:p>
          </table:table-cell>
          <table:table-cell office:value-type="string" calcext:value-type="string">
            <text:p>Nazwa zadania</text:p>
          </table:table-cell>
          <table:table-cell office:value-type="string" calcext:value-type="string">
            <text:p>Data rozpoczęcia (dzień)</text:p>
          </table:table-cell>
          <table:table-cell office:value-type="string" calcext:value-type="string">
            <text:p>Data zakończenia (dzień)</text:p>
          </table:table-cell>
          <table:table-cell office:value-type="string" calcext:value-type="string">
            <text:p>Nazwy zasobów</text:p>
          </table:table-cell>
          <table:table-cell/>
        </table:table-row>
        <table:table-row table:style-name="ro1">
          <table:table-cell office:value-type="string" calcext:value-type="string">
            <text:p>1. Analiza i planowan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otkanie z klient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ity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worzenie dokumentacji wymagań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rownik projekt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nowanie harmonogramu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ityk</text:p>
          </table:table-cell>
          <table:table-cell/>
        </table:table-row>
        <table:table-row table:style-name="ro1">
          <table:table-cell office:value-type="string" calcext:value-type="string">
            <text:p>2. Projektowanie system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worzenie diagramów UM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itekt system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ktowanie UI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I/UX Desig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racowanie bazy danych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chitekt systemu</text:p>
          </table:table-cell>
          <table:table-cell/>
        </table:table-row>
        <table:table-row table:style-name="ro1">
          <table:table-cell office:value-type="string" calcext:value-type="string">
            <text:p>3. Implementacj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owanie backendu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amista Back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acja frontendu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gramista Front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racja modułów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gramiści</text:p>
          </table:table-cell>
          <table:table-cell/>
        </table:table-row>
        <table:table-row table:style-name="ro1">
          <table:table-cell office:value-type="string" calcext:value-type="string">
            <text:p>4. Testowan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y jednostkowe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y funkcjonalne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prawki błędów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ogramiści</text:p>
          </table:table-cell>
          <table:table-cell/>
        </table:table-row>
        <table:table-row table:style-name="ro1">
          <table:table-cell office:value-type="string" calcext:value-type="string">
            <text:p>5. Wdrożenie i dokumentacj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drożenie testowe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vO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kumentacja użytkownik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chnical Wri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ne wdrożeni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vO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 style:data-style-name="N2" text:time-value="09:11:16.55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7T09:41:47.026000000</dc:date>
    <meta:editing-duration>PT30M30S</meta:editing-duration>
    <meta:editing-cycles>1</meta:editing-cycles>
    <meta:document-statistic meta:table-count="1" meta:cell-count="70" meta:object-count="0"/>
  </office:meta>
</office:document-meta>
</file>